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layer="layout" svg:width="5.743cm" svg:height="0.963cm" svg:x="2.3cm" svg:y="2.8cm">
          <draw:text-box>
            <text:p>Shipping container</text:p>
          </draw:text-box>
        </draw:frame>
        <draw:rect draw:style-name="gr2" draw:text-style-name="P1" draw:layer="layout" svg:width="6.1cm" svg:height="2cm" draw:transform="skewX (0.0050614548307826) translate (2.6cm 4cm)">
          <text:p text:style-name="P1">World data</text:p>
        </draw:rect>
        <draw:rect draw:style-name="gr2" draw:text-style-name="P1" draw:layer="layout" svg:width="6.1cm" svg:height="0.5cm" svg:x="2.6cm" svg:y="6cm">
          <text:p text:style-name="P1">Owner data</text:p>
        </draw:rect>
        <draw:rect draw:style-name="gr2" draw:text-style-name="P1" draw:layer="layout" svg:width="6.1cm" svg:height="0.9cm" svg:x="2.6cm" svg:y="6.5cm">
          <text:p text:style-name="P1">Owner data</text:p>
        </draw:rect>
        <draw:frame draw:style-name="gr1" draw:layer="layout" svg:width="3.635cm" svg:height="0.963cm" svg:x="10.665cm" svg:y="2.9cm">
          <draw:text-box>
            <text:p>Quarantine</text:p>
          </draw:text-box>
        </draw:frame>
        <draw:rect draw:style-name="gr2" draw:text-style-name="P1" draw:layer="layout" svg:width="6.1cm" svg:height="5.5cm" draw:transform="skewX (0.001745329251994) translate (10.5cm 4cm)">
          <text:p text:style-name="P1">World data</text:p>
        </draw:rect>
        <draw:rect draw:style-name="gr2" draw:text-style-name="P1" draw:layer="layout" svg:width="6.1cm" svg:height="0.5cm" svg:x="10.5cm" svg:y="9.5cm">
          <text:p text:style-name="P1">Owner data</text:p>
        </draw:rect>
        <draw:rect draw:style-name="gr2" draw:text-style-name="P1" draw:layer="layout" svg:width="6.1cm" svg:height="0.9cm" svg:x="10.5cm" svg:y="10cm">
          <text:p text:style-name="P1">Data layers</text:p>
        </draw:rect>
        <draw:rect draw:style-name="gr2" draw:text-style-name="P1" draw:layer="layout" svg:width="6.1cm" svg:height="0.5cm" svg:x="10.5cm" svg:y="10.9cm">
          <text:p text:style-name="P1">Permissions</text:p>
        </draw:rect>
        <draw:rect draw:style-name="gr2" draw:text-style-name="P1" draw:layer="layout" svg:width="6.1cm" svg:height="2.2cm" svg:x="10.5cm" svg:y="11.4cm">
          <text:p text:style-name="P1">Runtime</text:p>
        </draw:rect>
        <draw:rect draw:style-name="gr2" draw:text-style-name="P1" draw:layer="layout" svg:width="6.1cm" svg:height="0.5cm" svg:x="10.5cm" svg:y="15.8cm">
          <text:p text:style-name="P1">Security manager</text:p>
        </draw:rect>
        <draw:rect draw:style-name="gr2" draw:text-style-name="P1" draw:layer="layout" svg:width="6.1cm" svg:height="2.2cm" svg:x="10.5cm" svg:y="13.6cm">
          <text:p text:style-name="P1">Sandbox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1T11:37:30.97</meta:creation-date>
    <dc:date>2020-12-01T12:24:42.55</dc:date>
    <meta:editing-duration>PT1M51S</meta:editing-duration>
    <meta:editing-cycles>1</meta:editing-cycles>
    <meta:document-statistic meta:object-count="12"/>
    <meta:generator>OpenOffice/4.1.5$Win32 OpenOffice.org_project/415m1$Build-9789</meta:generator>
  </office:meta>
</office:document-meta>
</file>